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d90b" officeooo:paragraph-rsid="001cd90b" style:font-size-asian="15pt" style:language-asian="zh" style:country-asian="CN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ce8b9" officeooo:paragraph-rsid="001ce8b9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fc157" officeooo:paragraph-rsid="001fc157" style:font-size-asian="15pt" style:language-asian="zh" style:country-asian="CN" style:font-weight-asian="normal" style:font-size-complex="15pt" style:font-weight-complex="normal"/>
    </style:style>
    <style:style style:name="P4" style:family="paragraph" style:parent-style-name="Standard">
      <style:text-properties fo:font-size="12pt" fo:font-weight="normal" officeooo:rsid="001ce8b9" officeooo:paragraph-rsid="001ce8b9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text-properties fo:font-size="13.6999998092651pt" fo:font-weight="normal" officeooo:rsid="001d6e59" officeooo:paragraph-rsid="001d6e59" style:font-size-asian="12pt" style:language-asian="zh" style:country-asian="CN" style:font-weight-asian="normal" style:font-size-complex="13.6999998092651pt" style:font-weight-complex="normal"/>
    </style:style>
    <style:style style:name="P6" style:family="paragraph" style:parent-style-name="Standard">
      <style:text-properties fo:font-size="16pt" fo:font-weight="bold" officeooo:rsid="001d6e59" officeooo:paragraph-rsid="001d6e59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officeooo:rsid="0020fa56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List类</text:p>
      <text:p text:style-name="P4">特点：ArrayList中的元素可以重复是有序的集合，长度不固定，不是线程安全的，效率高。</text:p>
      <text:p text:style-name="P4">常用</text:p>
      <text:p text:style-name="P4"/>
      <text:p text:style-name="P2">LinkedList类</text:p>
      <text:p text:style-name="P2"><text:span text:style-name="Teletype"><office:annotation><dc:date>2017-12-18T20:19:20.037000000</dc:date><text:p>HTML: &lt;NOSCRIPT&gt;</text:p></office:annotation></text:span><text:span text:style-name="Teletype"><office:annotation><dc:date>2017-12-18T20:19:20.037000000</dc:date><text:p>HTML: &lt;/NOSCRIPT&gt;</text:p></office:annotation></text:span><text:span text:style-name="Teletype">List</text:span> 接口的链接列表实现。实现所有可选的列表操作，并且允许所有元素（包括 <text:span text:style-name="Teletype">null</text:span>）。除了实现 <text:span text:style-name="Teletype">List</text:span> 接口外，<text:span text:style-name="Teletype">LinkedList</text:span> 类还为在列表的开头及结尾 <text:span text:style-name="Teletype">get</text:span>、<text:span text:style-name="Teletype">remove</text:span> 和 <text:span text:style-name="Teletype">insert</text:span> 元素提供了统一的命名方法。这些操作允许将链接列表用作堆栈、队列或双端队列。</text:p>
      <text:p text:style-name="P5">//创建一个LinkedList类的集合</text:p>
      <text:p text:style-name="P5"><text:tab/><text:tab/>LinkedList list=new LinkedList();</text:p>
      <text:p text:style-name="P5"><text:tab/><text:tab/>list.add("赵云");</text:p>
      <text:p text:style-name="P5"><text:tab/><text:tab/>list.add("悟空");</text:p>
      <text:p text:style-name="P5"><text:tab/> <text:s text:c="3"/>//把元素插入列表头</text:p>
      <text:p text:style-name="P5"><text:tab/><text:tab/>list.addFirst("唐僧");</text:p>
      <text:p text:style-name="P5"><text:tab/><text:tab/>//把元素插入表尾</text:p>
      <text:p text:style-name="P5"><text:tab/><text:tab/>list.addLast("杀神");</text:p>
      <text:p text:style-name="P5"><text:tab/><text:tab/>System.out.println(list);</text:p>
      <text:p text:style-name="P5"><text:tab/><text:tab/>//获得头元素</text:p>
      <text:p text:style-name="P5"><text:tab/><text:tab/>Object ob=list.element();</text:p>
      <text:p text:style-name="P5"><text:tab/><text:tab/>System.out.println(ob);</text:p>
      <text:p text:style-name="P5"><text:tab/><text:tab/>//获得并移除表头第一个元素</text:p>
      <text:p text:style-name="P5"><text:tab/><text:tab/>Object b=list.poll();</text:p>
      <text:p text:style-name="P5"><text:tab/><text:tab/>System.out.println(b);</text:p>
      <text:p text:style-name="P5"><text:tab/><text:tab/>System.out.println(list);</text:p>
      <text:p text:style-name="P6">Vector类</text:p>
      <text:p text:style-name="P3">不会产生并发问题,<text:span text:style-name="T1">是线程安全的</text:span></text:p>
      <text:p text:style-name="P3">//创建一个Vector的集合</text:p>
      <text:p text:style-name="P3"><text:tab/><text:tab/>Vector v=new Vector();</text:p>
      <text:p text:style-name="P3"><text:tab/><text:tab/>v.add("吕布");</text:p>
      <text:p text:style-name="P3"><text:tab/><text:tab/>v.add("赵云");</text:p>
      <text:p text:style-name="P3"><text:tab/><text:tab/>v.add("黄盖");</text:p>
      <text:p text:style-name="P3"><text:tab/><text:tab/>//获得集合中的每个元素</text:p>
      <text:p text:style-name="P3"><text:tab/>Enumeration enums=<text:tab/>v.elements();</text:p>
      <text:p text:style-name="P3"><text:tab/>while(enums.hasMoreElements()){</text:p>
      <text:p text:style-name="P3"><text:tab/><text:tab/>Object obj=enums.nextElement();</text:p>
      <text:p text:style-name="P3"><text:tab/><text:tab/>if("赵云".equals(obj)){</text:p>
      <text:p text:style-name="P3"><text:tab/><text:tab/><text:tab/>v.add("张飞");</text:p>
      <text:p text:style-name="P3"><text:tab/><text:tab/>}</text:p>
      <text:p text:style-name="P3"><text:tab/><text:tab/>System.out.println(obj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letype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38S</meta:editing-duration>
    <meta:editing-cycles>5</meta:editing-cycles>
    <meta:generator>LibreOffice/5.3.0.3$Windows_X86_64 LibreOffice_project/7074905676c47b82bbcfbea1aeefc84afe1c50e1</meta:generator>
    <dc:date>2018-01-06T13:18:37.179000000</dc:date>
    <meta:document-statistic meta:table-count="0" meta:image-count="0" meta:object-count="0" meta:page-count="1" meta:paragraph-count="36" meta:word-count="285" meta:character-count="826" meta:non-whitespace-character-count="752"/>
    <meta:user-defined meta:name="Info 1"/>
    <meta:user-defined meta:name="Info 2"/>
    <meta:user-defined meta:name="Info 3"/>
    <meta:user-defined meta:name="Info 4"/>
  </office:meta>
</office:document-meta>
</file>